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>
            <text:p>A→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esseMai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Naiss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x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tud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bMessag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yQualitéMs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ngage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veau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ateDerniereConne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d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te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tenu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alité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m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pularité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d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m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ateCreation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pularité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dSuppor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ystèmeExploitation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vigateurInterne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Ra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ierAcce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rancheHorair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mbreConnec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mbreMsgPostés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tituléStatu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m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opularité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2:10.874219307</meta:creation-date>
    <dc:date>2017-03-21T15:56:26.479350876</dc:date>
    <meta:editing-duration>PT24M15S</meta:editing-duration>
    <meta:editing-cycles>1</meta:editing-cycles>
    <meta:document-statistic meta:table-count="1" meta:cell-count="163" meta:object-count="0"/>
    <meta:generator>LibreOffice/5.1.5.2$Linux_X86_64 LibreOffice_project/7a864d8825610a8c07cfc3bc01dd4fce6a9447e5</meta:generator>
  </office:meta>
</office:document-meta>
</file>